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84.93mm" svg:y="0.47mm">
            <draw:object draw:notify-on-update-of-ranges="Sheet1.A1:Sheet1.A1 Sheet1.B1:Sheet1.F1 Sheet1.A2:Sheet1.A2 Sheet1.B2:Sheet1.F2 Sheet1.A3:Sheet1.A3 Sheet1.B3:Sheet1.F3 Sheet1.A4:Sheet1.A4 Sheet1.B4:Sheet1.F4 Sheet1.A5:Sheet1.A5 Sheet1.B5:Sheet1.F5 Sheet1.A6:Sheet1.A6 Sheet1.B6:Sheet1.F6 Sheet1.A7:Sheet1.A7 Sheet1.B7:Sheet1.F7 Sheet1.A8:Sheet1.A8 Sheet1.B8:Sheet1.F8 Sheet1.A9:Sheet1.A9 Sheet1.B9:Sheet1.F9 Sheet1.A10:Sheet1.A10 Sheet1.B10:Sheet1.F10 Sheet1.A11:Sheet1.A11 Sheet1.B11:Sheet1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4.38mm" svg:y="94.23mm">
            <draw:object draw:notify-on-update-of-ranges="Sheet1.A14:Sheet1.A14 Sheet1.B14:Sheet1.F14 Sheet1.A15:Sheet1.A15 Sheet1.B15:Sheet1.F15 Sheet1.A16:Sheet1.A16 Sheet1.B16:Sheet1.F16 Sheet1.A17:Sheet1.A17 Sheet1.B17:Sheet1.F17 Sheet1.A18:Sheet1.A18 Sheet1.B18:Sheet1.F18 Sheet1.A19:Sheet1.A19 Sheet1.B19:Sheet1.F19 Sheet1.A20:Sheet1.A20 Sheet1.B20:Sheet1.F20 Sheet1.A21:Sheet1.A21 Sheet1.B21:Sheet1.F21 Sheet1.A22:Sheet1.A22 Sheet1.B22:Sheet1.F22 Sheet1.A23:Sheet1.A23 Sheet1.B23:Sheet1.F23 Sheet1.A24:Sheet1.A24 Sheet1.B24:Sheet1.F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9.25mm" svg:height="89.99mm" svg:x="0mm" svg:y="97.41mm">
            <draw:object draw:notify-on-update-of-ranges="Sheet1.A2:Sheet1.A2 Sheet1.B2:Sheet1.F2 Sheet1.A15:Sheet1.A15 Sheet1.B15:Sheet1.F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0-1</text:p>
          </table:table-cell>
          <table:table-cell table:style-name="ce1" office:value-type="string" calcext:value-type="string">
            <text:p>1-1</text:p>
          </table:table-cell>
          <table:table-cell table:style-name="ce1" office:value-type="string" calcext:value-type="string">
            <text:p>2-1</text:p>
          </table:table-cell>
          <table:table-cell table:style-name="ce1" office:value-type="string" calcext:value-type="string">
            <text:p>3-1</text:p>
          </table:table-cell>
          <table:table-cell table:style-name="ce1" office:value-type="string" calcext:value-type="string">
            <text:p>4-1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Idle </text:p>
          </table:table-cell>
          <table:table-cell office:value-type="float" office:value="3929" calcext:value-type="float">
            <text:p>3929</text:p>
          </table:table-cell>
          <table:table-cell office:value-type="float" office:value="3793" calcext:value-type="float">
            <text:p>3793</text:p>
          </table:table-cell>
          <table:table-cell office:value-type="float" office:value="5001" calcext:value-type="float">
            <text:p>5001</text:p>
          </table:table-cell>
          <table:table-cell office:value-type="float" office:value="5790" calcext:value-type="float">
            <text:p>5790</text:p>
          </table:table-cell>
          <table:table-cell office:value-type="float" office:value="5193" calcext:value-type="float">
            <text:p>5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phics</text:p>
          </table:table-cell>
          <table:table-cell office:value-type="float" office:value="3893" calcext:value-type="float">
            <text:p>3893</text:p>
          </table:table-cell>
          <table:table-cell office:value-type="float" office:value="2863" calcext:value-type="float">
            <text:p>2863</text:p>
          </table:table-cell>
          <table:table-cell office:value-type="float" office:value="2921" calcext:value-type="float">
            <text:p>2921</text:p>
          </table:table-cell>
          <table:table-cell office:value-type="float" office:value="3029" calcext:value-type="float">
            <text:p>3029</text:p>
          </table:table-cell>
          <table:table-cell office:value-type="float" office:value="3281" calcext:value-type="float">
            <text:p>32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IT</text:p>
          </table:table-cell>
          <table:table-cell office:value-type="float" office:value="843" calcext:value-type="float">
            <text:p>843</text:p>
          </table:table-cell>
          <table:table-cell office:value-type="float" office:value="1120" calcext:value-type="float">
            <text:p>1120</text:p>
          </table:table-cell>
          <table:table-cell office:value-type="float" office:value="1156" calcext:value-type="float">
            <text:p>1156</text:p>
          </table:table-cell>
          <table:table-cell office:value-type="float" office:value="1107" calcext:value-type="float">
            <text:p>1107</text:p>
          </table:table-cell>
          <table:table-cell office:value-type="float" office:value="929" calcext:value-type="float">
            <text:p>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599" calcext:value-type="float">
            <text:p>599</text:p>
          </table:table-cell>
          <table:table-cell office:value-type="float" office:value="675" calcext:value-type="float">
            <text:p>675</text:p>
          </table:table-cell>
          <table:table-cell office:value-type="float" office:value="899" calcext:value-type="float">
            <text:p>899</text:p>
          </table:table-cell>
          <table:table-cell office:value-type="float" office:value="791" calcext:value-type="float">
            <text:p>791</text:p>
          </table:table-cell>
          <table:table-cell office:value-type="float" office:value="909" calcext:value-type="float">
            <text:p>9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cko</text:p>
          </table:table-cell>
          <table:table-cell office:value-type="float" office:value="382" calcext:value-type="float">
            <text:p>382</text:p>
          </table:table-cell>
          <table:table-cell office:value-type="float" office:value="526" calcext:value-type="float">
            <text:p>526</text:p>
          </table:table-cell>
          <table:table-cell office:value-type="float" office:value="427" calcext:value-type="float">
            <text:p>427</text:p>
          </table:table-cell>
          <table:table-cell office:value-type="float" office:value="397" calcext:value-type="float">
            <text:p>397</text:p>
          </table:table-cell>
          <table:table-cell office:value-type="float" office:value="431" calcext:value-type="float">
            <text:p>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ols</text:p>
          </table:table-cell>
          <table:table-cell office:value-type="float" office:value="254" calcext:value-type="float">
            <text:p>254</text:p>
          </table:table-cell>
          <table:table-cell office:value-type="float" office:value="409" calcext:value-type="float">
            <text:p>409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  <table:table-cell office:value-type="float" office:value="148" calcext:value-type="float">
            <text:p>148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114" calcext:value-type="float">
            <text:p>114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yout</text:p>
          </table:table-cell>
          <table:table-cell office:value-type="float" office:value="93" calcext:value-type="float">
            <text:p>93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her</text:p>
          </table:table-cell>
          <table:table-cell table:formula="of:=[.B12]-SUM([.B2:.B10])" office:value-type="float" office:value="652" calcext:value-type="float">
            <text:p>652</text:p>
          </table:table-cell>
          <table:table-cell table:formula="of:=[.C12]-SUM([.C2:.C10])" office:value-type="float" office:value="903" calcext:value-type="float">
            <text:p>903</text:p>
          </table:table-cell>
          <table:table-cell table:formula="of:=[.D12]-SUM([.D2:.D10])" office:value-type="float" office:value="489" calcext:value-type="float">
            <text:p>489</text:p>
          </table:table-cell>
          <table:table-cell table:formula="of:=[.E12]-SUM([.E2:.E10])" office:value-type="float" office:value="463" calcext:value-type="float">
            <text:p>463</text:p>
          </table:table-cell>
          <table:table-cell table:formula="of:=[.F12]-SUM([.F2:.F10])" office:value-type="float" office:value="502" calcext:value-type="float">
            <text:p>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0906" calcext:value-type="float">
            <text:p>10906</text:p>
          </table:table-cell>
          <table:table-cell office:value-type="float" office:value="10765" calcext:value-type="float">
            <text:p>10765</text:p>
          </table:table-cell>
          <table:table-cell office:value-type="float" office:value="11368" calcext:value-type="float">
            <text:p>11368</text:p>
          </table:table-cell>
          <table:table-cell office:value-type="float" office:value="11953" calcext:value-type="float">
            <text:p>11953</text:p>
          </table:table-cell>
          <table:table-cell office:value-type="float" office:value="11650" calcext:value-type="float">
            <text:p>1165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0-5</text:p>
          </table:table-cell>
          <table:table-cell table:style-name="ce1" office:value-type="string" calcext:value-type="string">
            <text:p>1-5</text:p>
          </table:table-cell>
          <table:table-cell table:style-name="ce1" office:value-type="string" calcext:value-type="string">
            <text:p>2-5</text:p>
          </table:table-cell>
          <table:table-cell table:style-name="ce1" office:value-type="string" calcext:value-type="string">
            <text:p>3-5</text:p>
          </table:table-cell>
          <table:table-cell table:style-name="ce1" office:value-type="string" calcext:value-type="string">
            <text:p>4-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le </text:p>
          </table:table-cell>
          <table:table-cell office:value-type="float" office:value="830" calcext:value-type="float">
            <text:p>830</text:p>
          </table:table-cell>
          <table:table-cell office:value-type="float" office:value="649" calcext:value-type="float">
            <text:p>649</text:p>
          </table:table-cell>
          <table:table-cell office:value-type="float" office:value="595" calcext:value-type="float">
            <text:p>595</text:p>
          </table:table-cell>
          <table:table-cell office:value-type="float" office:value="562" calcext:value-type="float">
            <text:p>562</text:p>
          </table:table-cell>
          <table:table-cell office:value-type="float" office:value="1737" calcext:value-type="float">
            <text:p>1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phics</text:p>
          </table:table-cell>
          <table:table-cell office:value-type="float" office:value="3833" calcext:value-type="float">
            <text:p>3833</text:p>
          </table:table-cell>
          <table:table-cell office:value-type="float" office:value="4731" calcext:value-type="float">
            <text:p>4731</text:p>
          </table:table-cell>
          <table:table-cell office:value-type="float" office:value="5404" calcext:value-type="float">
            <text:p>5404</text:p>
          </table:table-cell>
          <table:table-cell office:value-type="float" office:value="5119" calcext:value-type="float">
            <text:p>5119</text:p>
          </table:table-cell>
          <table:table-cell office:value-type="float" office:value="5026" calcext:value-type="float">
            <text:p>5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IT</text:p>
          </table:table-cell>
          <table:table-cell office:value-type="float" office:value="1705" calcext:value-type="float">
            <text:p>1705</text:p>
          </table:table-cell>
          <table:table-cell office:value-type="float" office:value="1425" calcext:value-type="float">
            <text:p>1425</text:p>
          </table:table-cell>
          <table:table-cell office:value-type="float" office:value="1609" calcext:value-type="float">
            <text:p>1609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985" calcext:value-type="float">
            <text:p>985</text:p>
          </table:table-cell>
          <table:table-cell office:value-type="float" office:value="843" calcext:value-type="float">
            <text:p>843</text:p>
          </table:table-cell>
          <table:table-cell office:value-type="float" office:value="1018" calcext:value-type="float">
            <text:p>1018</text:p>
          </table:table-cell>
          <table:table-cell office:value-type="float" office:value="1066" calcext:value-type="float">
            <text:p>1066</text:p>
          </table:table-cell>
          <table:table-cell office:value-type="float" office:value="1001" calcext:value-type="float">
            <text:p>1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cko</text:p>
          </table:table-cell>
          <table:table-cell office:value-type="float" office:value="521" calcext:value-type="float">
            <text:p>521</text:p>
          </table:table-cell>
          <table:table-cell office:value-type="float" office:value="590" calcext:value-type="float">
            <text:p>590</text:p>
          </table:table-cell>
          <table:table-cell office:value-type="float" office:value="640" calcext:value-type="float">
            <text:p>640</text:p>
          </table:table-cell>
          <table:table-cell office:value-type="float" office:value="526" calcext:value-type="float">
            <text:p>526</text:p>
          </table:table-cell>
          <table:table-cell office:value-type="float" office:value="514" calcext:value-type="float">
            <text:p>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ols</text:p>
          </table:table-cell>
          <table:table-cell office:value-type="float" office:value="574" calcext:value-type="float">
            <text:p>574</text:p>
          </table:table-cell>
          <table:table-cell office:value-type="float" office:value="475" calcext:value-type="float">
            <text:p>475</text:p>
          </table:table-cell>
          <table:table-cell office:value-type="float" office:value="589" calcext:value-type="float">
            <text:p>589</text:p>
          </table:table-cell>
          <table:table-cell office:value-type="float" office:value="553" calcext:value-type="float">
            <text:p>553</text:p>
          </table:table-cell>
          <table:table-cell office:value-type="float" office:value="377" calcext:value-type="float">
            <text:p>3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292" calcext:value-type="float">
            <text:p>292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office:value-type="float" office:value="374" calcext:value-type="float">
            <text:p>374</text:p>
          </table:table-cell>
          <table:table-cell office:value-type="float" office:value="213" calcext:value-type="float">
            <text:p>213</text:p>
          </table:table-cell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yout</text:p>
          </table:table-cell>
          <table:table-cell office:value-type="float" office:value="159" calcext:value-type="float">
            <text:p>159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286" calcext:value-type="float">
            <text:p>1286</text:p>
          </table:table-cell>
          <table:table-cell office:value-type="float" office:value="1252" calcext:value-type="float">
            <text:p>1252</text:p>
          </table:table-cell>
          <table:table-cell office:value-type="float" office:value="1348" calcext:value-type="float">
            <text:p>1348</text:p>
          </table:table-cell>
          <table:table-cell office:value-type="float" office:value="1068" calcext:value-type="float">
            <text:p>1068</text:p>
          </table:table-cell>
          <table:table-cell office:value-type="float" office:value="1108" calcext:value-type="float">
            <text:p>1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0489" calcext:value-type="float">
            <text:p>10489</text:p>
          </table:table-cell>
          <table:table-cell office:value-type="float" office:value="10636" calcext:value-type="float">
            <text:p>10636</text:p>
          </table:table-cell>
          <table:table-cell office:value-type="float" office:value="11961" calcext:value-type="float">
            <text:p>11961</text:p>
          </table:table-cell>
          <table:table-cell office:value-type="float" office:value="10834" calcext:value-type="float">
            <text:p>10834</text:p>
          </table:table-cell>
          <table:table-cell office:value-type="float" office:value="11754" calcext:value-type="float">
            <text:p>1175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5:09:26.177045107</meta:creation-date>
    <dc:date>2019-08-08T15:50:33.525404450</dc:date>
    <meta:editing-duration>PT12S</meta:editing-duration>
    <meta:editing-cycles>1</meta:editing-cycles>
    <meta:document-statistic meta:table-count="1" meta:cell-count="142" meta:object-count="3"/>
    <meta:generator>LibreOffice/6.2.5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49cm" svg:y="1.96cm" style:legend-expansion="high" chart:style-name="ch2"/>
        <chart:plot-area chart:style-name="ch3" table:cell-range-address="Sheet1.A1:Sheet1.F11" chart:data-source-has-labels="both" svg:x="1.331cm" svg:y="0.18cm" svg:width="12.298cm" svg:height="7.659cm">
          <chartooo:coordinate-region svg:x="2.323cm" svg:y="0.379cm" svg:width="11.306cm" svg:height="6.813cm"/>
          <chart:axis chart:dimension="x" chart:name="primary-x" chart:style-name="ch4" chartooo:axis-type="auto">
            <chartooo:date-scale/>
            <chart:title svg:x="6.378cm" svg:y="8.019cm" chart:style-name="ch5">
              <text:p>Run - #of VM's</text:p>
            </chart:title>
            <chart:categories table:cell-range-address="Sheet1.B1:Sheet1.F1"/>
          </chart:axis>
          <chart:axis chart:dimension="y" chart:name="primary-y" chart:style-name="ch6">
            <chart:title svg:x="0.451cm" svg:y="4.781cm" chart:style-name="ch7">
              <text:p>Time (ms)</text:p>
            </chart:title>
            <chart:grid chart:style-name="ch8" chart:class="major"/>
          </chart:axis>
          <chart:series chart:style-name="ch9" chart:values-cell-range-address="Sheet1.B2:Sheet1.F2" chart:label-cell-address="Sheet1.A2:Sheet1.A2" chart:class="chart:bar">
            <chart:data-point chart:repeated="5"/>
          </chart:series>
          <chart:series chart:style-name="ch10" chart:values-cell-range-address="Sheet1.B3:Sheet1.F3" chart:label-cell-address="Sheet1.A3:Sheet1.A3" chart:class="chart:bar">
            <chart:data-point chart:repeated="5"/>
          </chart:series>
          <chart:series chart:style-name="ch11" chart:values-cell-range-address="Sheet1.B4:Sheet1.F4" chart:label-cell-address="Sheet1.A4:Sheet1.A4" chart:class="chart:bar">
            <chart:data-point chart:repeated="5"/>
          </chart:series>
          <chart:series chart:style-name="ch12" chart:values-cell-range-address="Sheet1.B5:Sheet1.F5" chart:label-cell-address="Sheet1.A5:Sheet1.A5" chart:class="chart:bar">
            <chart:data-point chart:repeated="5"/>
          </chart:series>
          <chart:series chart:style-name="ch13" chart:values-cell-range-address="Sheet1.B6:Sheet1.F6" chart:label-cell-address="Sheet1.A6:Sheet1.A6" chart:class="chart:bar">
            <chart:data-point chart:repeated="5"/>
          </chart:series>
          <chart:series chart:style-name="ch14" chart:values-cell-range-address="Sheet1.B7:Sheet1.F7" chart:label-cell-address="Sheet1.A7:Sheet1.A7" chart:class="chart:bar">
            <chart:data-point chart:repeated="5"/>
          </chart:series>
          <chart:series chart:style-name="ch15" chart:values-cell-range-address="Sheet1.B8:Sheet1.F8" chart:label-cell-address="Sheet1.A8:Sheet1.A8" chart:class="chart:bar">
            <chart:data-point chart:repeated="5"/>
          </chart:series>
          <chart:series chart:style-name="ch16" chart:values-cell-range-address="Sheet1.B9:Sheet1.F9" chart:label-cell-address="Sheet1.A9:Sheet1.A9" chart:class="chart:bar">
            <chart:data-point chart:repeated="5"/>
          </chart:series>
          <chart:series chart:style-name="ch17" chart:values-cell-range-address="Sheet1.B10:Sheet1.F10" chart:label-cell-address="Sheet1.A10:Sheet1.A10" chart:class="chart:bar">
            <chart:data-point chart:repeated="5"/>
          </chart:series>
          <chart:series chart:style-name="ch18" chart:values-cell-range-address="Sheet1.B11:Sheet1.F11" chart:label-cell-address="Sheet1.A11:Sheet1.A11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</text:p>
                <draw:g>
                  <svg:desc>Sheet1.B1:Sheet1.F1</svg:desc>
                </draw:g>
              </table:table-cell>
              <table:table-cell office:value-type="string">
                <text:p>1-1</text:p>
              </table:table-cell>
              <table:table-cell office:value-type="string">
                <text:p>2-1</text:p>
              </table:table-cell>
              <table:table-cell office:value-type="string">
                <text:p>3-1</text:p>
              </table:table-cell>
              <table:table-cell office:value-type="string">
                <text:p>4-1</text:p>
              </table:table-cell>
            </table:table-row>
          </table:table-header-rows>
          <table:table-rows>
            <table:table-row>
              <table:table-cell office:value-type="string">
                <text:p>Idle </text:p>
                <draw:g>
                  <svg:desc>Sheet1.A2:Sheet1.A2</svg:desc>
                </draw:g>
              </table:table-cell>
              <table:table-cell office:value-type="float" office:value="3929">
                <text:p>3929</text:p>
                <draw:g>
                  <svg:desc>Sheet1.B2:Sheet1.F2</svg:desc>
                </draw:g>
              </table:table-cell>
              <table:table-cell office:value-type="float" office:value="3793">
                <text:p>3793</text:p>
              </table:table-cell>
              <table:table-cell office:value-type="float" office:value="5001">
                <text:p>5001</text:p>
              </table:table-cell>
              <table:table-cell office:value-type="float" office:value="5790">
                <text:p>5790</text:p>
              </table:table-cell>
              <table:table-cell office:value-type="float" office:value="5193">
                <text:p>5193</text:p>
              </table:table-cell>
            </table:table-row>
            <table:table-row>
              <table:table-cell office:value-type="string">
                <text:p>graphics</text:p>
                <draw:g>
                  <svg:desc>Sheet1.A3:Sheet1.A3</svg:desc>
                </draw:g>
              </table:table-cell>
              <table:table-cell office:value-type="float" office:value="3893">
                <text:p>3893</text:p>
                <draw:g>
                  <svg:desc>Sheet1.B3:Sheet1.F3</svg:desc>
                </draw:g>
              </table:table-cell>
              <table:table-cell office:value-type="float" office:value="2863">
                <text:p>2863</text:p>
              </table:table-cell>
              <table:table-cell office:value-type="float" office:value="2921">
                <text:p>2921</text:p>
              </table:table-cell>
              <table:table-cell office:value-type="float" office:value="3029">
                <text:p>3029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JIT</text:p>
                <draw:g>
                  <svg:desc>Sheet1.A4:Sheet1.A4</svg:desc>
                </draw:g>
              </table:table-cell>
              <table:table-cell office:value-type="float" office:value="843">
                <text:p>843</text:p>
                <draw:g>
                  <svg:desc>Sheet1.B4:Sheet1.F4</svg:desc>
                </draw:g>
              </table:table-cell>
              <table:table-cell office:value-type="float" office:value="1120">
                <text:p>1120</text:p>
              </table:table-cell>
              <table:table-cell office:value-type="float" office:value="1156">
                <text:p>1156</text:p>
              </table:table-cell>
              <table:table-cell office:value-type="float" office:value="1107">
                <text:p>1107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DOM</text:p>
                <draw:g>
                  <svg:desc>Sheet1.A5:Sheet1.A5</svg:desc>
                </draw:g>
              </table:table-cell>
              <table:table-cell office:value-type="float" office:value="599">
                <text:p>599</text:p>
                <draw:g>
                  <svg:desc>Sheet1.B5:Sheet1.F5</svg:desc>
                </draw:g>
              </table:table-cell>
              <table:table-cell office:value-type="float" office:value="675">
                <text:p>675</text:p>
              </table:table-cell>
              <table:table-cell office:value-type="float" office:value="899">
                <text:p>899</text:p>
              </table:table-cell>
              <table:table-cell office:value-type="float" office:value="791">
                <text:p>791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Gecko</text:p>
                <draw:g>
                  <svg:desc>Sheet1.A6:Sheet1.A6</svg:desc>
                </draw:g>
              </table:table-cell>
              <table:table-cell office:value-type="float" office:value="382">
                <text:p>382</text:p>
                <draw:g>
                  <svg:desc>Sheet1.B6:Sheet1.F6</svg:desc>
                </draw:g>
              </table:table-cell>
              <table:table-cell office:value-type="float" office:value="526">
                <text:p>526</text:p>
              </table:table-cell>
              <table:table-cell office:value-type="float" office:value="427">
                <text:p>427</text:p>
              </table:table-cell>
              <table:table-cell office:value-type="float" office:value="397">
                <text:p>397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Tools</text:p>
                <draw:g>
                  <svg:desc>Sheet1.A7:Sheet1.A7</svg:desc>
                </draw:g>
              </table:table-cell>
              <table:table-cell office:value-type="float" office:value="254">
                <text:p>254</text:p>
                <draw:g>
                  <svg:desc>Sheet1.B7:Sheet1.F7</svg:desc>
                </draw:g>
              </table:table-cell>
              <table:table-cell office:value-type="float" office:value="409">
                <text:p>409</text:p>
              </table:table-cell>
              <table:table-cell office:value-type="float" office:value="162">
                <text:p>162</text:p>
              </table:table-cell>
              <table:table-cell office:value-type="float" office:value="129">
                <text:p>12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Network</text:p>
                <draw:g>
                  <svg:desc>Sheet1.A8:Sheet1.A8</svg:desc>
                </draw:g>
              </table:table-cell>
              <table:table-cell office:value-type="float" office:value="147">
                <text:p>147</text:p>
                <draw:g>
                  <svg:desc>Sheet1.B8:Sheet1.F8</svg:desc>
                </draw:g>
              </table:table-cell>
              <table:table-cell office:value-type="float" office:value="177">
                <text:p>177</text:p>
              </table:table-cell>
              <table:table-cell office:value-type="float" office:value="148">
                <text:p>148</text:p>
              </table:table-cell>
              <table:table-cell office:value-type="float" office:value="123">
                <text:p>12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GC</text:p>
                <draw:g>
                  <svg:desc>Sheet1.A9:Sheet1.A9</svg:desc>
                </draw:g>
              </table:table-cell>
              <table:table-cell office:value-type="float" office:value="114">
                <text:p>114</text:p>
                <draw:g>
                  <svg:desc>Sheet1.B9:Sheet1.F9</svg:desc>
                </draw:g>
              </table:table-cell>
              <table:table-cell office:value-type="float" office:value="165">
                <text:p>165</text:p>
              </table:table-cell>
              <table:table-cell office:value-type="float" office:value="93">
                <text:p>93</text:p>
              </table:table-cell>
              <table:table-cell office:value-type="float" office:value="73">
                <text:p>7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Layout</text:p>
                <draw:g>
                  <svg:desc>Sheet1.A10:Sheet1.A10</svg:desc>
                </draw:g>
              </table:table-cell>
              <table:table-cell office:value-type="float" office:value="93">
                <text:p>93</text:p>
                <draw:g>
                  <svg:desc>Sheet1.B10:Sheet1.F10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72">
                <text:p>72</text:p>
              </table:table-cell>
              <table:table-cell office:value-type="float" office:value="51">
                <text:p>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other</text:p>
                <draw:g>
                  <svg:desc>Sheet1.A11:Sheet1.A11</svg:desc>
                </draw:g>
              </table:table-cell>
              <table:table-cell office:value-type="float" office:value="652">
                <text:p>652</text:p>
                <draw:g>
                  <svg:desc>Sheet1.B11:Sheet1.F11</svg:desc>
                </draw:g>
              </table:table-cell>
              <table:table-cell office:value-type="float" office:value="903">
                <text:p>903</text:p>
              </table:table-cell>
              <table:table-cell office:value-type="float" office:value="489">
                <text:p>489</text:p>
              </table:table-cell>
              <table:table-cell office:value-type="float" office:value="463">
                <text:p>463</text:p>
              </table:table-cell>
              <table:table-cell office:value-type="float" office:value="502">
                <text:p>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49cm" svg:y="1.96cm" style:legend-expansion="high" chart:style-name="ch2"/>
        <chart:plot-area chart:style-name="ch3" table:cell-range-address="Sheet1.A14:Sheet1.F24" chart:data-source-has-labels="both" svg:x="1.331cm" svg:y="0.18cm" svg:width="12.298cm" svg:height="7.659cm">
          <chartooo:coordinate-region svg:x="2.323cm" svg:y="0.379cm" svg:width="11.306cm" svg:height="6.813cm"/>
          <chart:axis chart:dimension="x" chart:name="primary-x" chart:style-name="ch4" chartooo:axis-type="auto">
            <chartooo:date-scale/>
            <chart:title svg:x="6.338cm" svg:y="8.019cm" chart:style-name="ch5">
              <text:p>Run - # of VM's</text:p>
            </chart:title>
            <chart:categories table:cell-range-address="Sheet1.B14:Sheet1.F14"/>
          </chart:axis>
          <chart:axis chart:dimension="y" chart:name="primary-y" chart:style-name="ch6">
            <chart:title svg:x="0.451cm" svg:y="4.781cm" chart:style-name="ch7">
              <text:p>Time (ms)</text:p>
            </chart:title>
            <chart:grid chart:style-name="ch8" chart:class="major"/>
          </chart:axis>
          <chart:series chart:style-name="ch9" chart:values-cell-range-address="Sheet1.B15:Sheet1.F15" chart:label-cell-address="Sheet1.A15:Sheet1.A15" chart:class="chart:bar">
            <chart:data-point chart:repeated="5"/>
          </chart:series>
          <chart:series chart:style-name="ch10" chart:values-cell-range-address="Sheet1.B16:Sheet1.F16" chart:label-cell-address="Sheet1.A16:Sheet1.A16" chart:class="chart:bar">
            <chart:data-point chart:repeated="5"/>
          </chart:series>
          <chart:series chart:style-name="ch11" chart:values-cell-range-address="Sheet1.B17:Sheet1.F17" chart:label-cell-address="Sheet1.A17:Sheet1.A17" chart:class="chart:bar">
            <chart:data-point chart:repeated="5"/>
          </chart:series>
          <chart:series chart:style-name="ch12" chart:values-cell-range-address="Sheet1.B18:Sheet1.F18" chart:label-cell-address="Sheet1.A18:Sheet1.A18" chart:class="chart:bar">
            <chart:data-point chart:repeated="5"/>
          </chart:series>
          <chart:series chart:style-name="ch13" chart:values-cell-range-address="Sheet1.B19:Sheet1.F19" chart:label-cell-address="Sheet1.A19:Sheet1.A19" chart:class="chart:bar">
            <chart:data-point chart:repeated="5"/>
          </chart:series>
          <chart:series chart:style-name="ch14" chart:values-cell-range-address="Sheet1.B20:Sheet1.F20" chart:label-cell-address="Sheet1.A20:Sheet1.A20" chart:class="chart:bar">
            <chart:data-point chart:repeated="5"/>
          </chart:series>
          <chart:series chart:style-name="ch15" chart:values-cell-range-address="Sheet1.B21:Sheet1.F21" chart:label-cell-address="Sheet1.A21:Sheet1.A21" chart:class="chart:bar">
            <chart:data-point chart:repeated="5"/>
          </chart:series>
          <chart:series chart:style-name="ch16" chart:values-cell-range-address="Sheet1.B22:Sheet1.F22" chart:label-cell-address="Sheet1.A22:Sheet1.A22" chart:class="chart:bar">
            <chart:data-point chart:repeated="5"/>
          </chart:series>
          <chart:series chart:style-name="ch17" chart:values-cell-range-address="Sheet1.B23:Sheet1.F23" chart:label-cell-address="Sheet1.A23:Sheet1.A23" chart:class="chart:bar">
            <chart:data-point chart:repeated="5"/>
          </chart:series>
          <chart:series chart:style-name="ch18" chart:values-cell-range-address="Sheet1.B24:Sheet1.F24" chart:label-cell-address="Sheet1.A24:Sheet1.A24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5</text:p>
                <draw:g>
                  <svg:desc>Sheet1.B14:Sheet1.F14</svg:desc>
                </draw:g>
              </table:table-cell>
              <table:table-cell office:value-type="string">
                <text:p>1-5</text:p>
              </table:table-cell>
              <table:table-cell office:value-type="string">
                <text:p>2-5</text:p>
              </table:table-cell>
              <table:table-cell office:value-type="string">
                <text:p>3-5</text:p>
              </table:table-cell>
              <table:table-cell office:value-type="string">
                <text:p>4-5</text:p>
              </table:table-cell>
            </table:table-row>
          </table:table-header-rows>
          <table:table-rows>
            <table:table-row>
              <table:table-cell office:value-type="string">
                <text:p>Idle </text:p>
                <draw:g>
                  <svg:desc>Sheet1.A15:Sheet1.A15</svg:desc>
                </draw:g>
              </table:table-cell>
              <table:table-cell office:value-type="float" office:value="830">
                <text:p>830</text:p>
                <draw:g>
                  <svg:desc>Sheet1.B15:Sheet1.F15</svg:desc>
                </draw:g>
              </table:table-cell>
              <table:table-cell office:value-type="float" office:value="649">
                <text:p>649</text:p>
              </table:table-cell>
              <table:table-cell office:value-type="float" office:value="595">
                <text:p>595</text:p>
              </table:table-cell>
              <table:table-cell office:value-type="float" office:value="562">
                <text:p>562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graphics</text:p>
                <draw:g>
                  <svg:desc>Sheet1.A16:Sheet1.A16</svg:desc>
                </draw:g>
              </table:table-cell>
              <table:table-cell office:value-type="float" office:value="3833">
                <text:p>3833</text:p>
                <draw:g>
                  <svg:desc>Sheet1.B16:Sheet1.F16</svg:desc>
                </draw:g>
              </table:table-cell>
              <table:table-cell office:value-type="float" office:value="4731">
                <text:p>4731</text:p>
              </table:table-cell>
              <table:table-cell office:value-type="float" office:value="5404">
                <text:p>5404</text:p>
              </table:table-cell>
              <table:table-cell office:value-type="float" office:value="5119">
                <text:p>5119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string">
                <text:p>JIT</text:p>
                <draw:g>
                  <svg:desc>Sheet1.A17:Sheet1.A17</svg:desc>
                </draw:g>
              </table:table-cell>
              <table:table-cell office:value-type="float" office:value="1705">
                <text:p>1705</text:p>
                <draw:g>
                  <svg:desc>Sheet1.B17:Sheet1.F17</svg:desc>
                </draw:g>
              </table:table-cell>
              <table:table-cell office:value-type="float" office:value="1425">
                <text:p>1425</text:p>
              </table:table-cell>
              <table:table-cell office:value-type="float" office:value="1609">
                <text:p>1609</text:p>
              </table:table-cell>
              <table:table-cell office:value-type="float" office:value="1409">
                <text:p>1409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DOM</text:p>
                <draw:g>
                  <svg:desc>Sheet1.A18:Sheet1.A18</svg:desc>
                </draw:g>
              </table:table-cell>
              <table:table-cell office:value-type="float" office:value="985">
                <text:p>985</text:p>
                <draw:g>
                  <svg:desc>Sheet1.B18:Sheet1.F18</svg:desc>
                </draw:g>
              </table:table-cell>
              <table:table-cell office:value-type="float" office:value="843">
                <text:p>843</text:p>
              </table:table-cell>
              <table:table-cell office:value-type="float" office:value="1018">
                <text:p>1018</text:p>
              </table:table-cell>
              <table:table-cell office:value-type="float" office:value="1066">
                <text:p>106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Gecko</text:p>
                <draw:g>
                  <svg:desc>Sheet1.A19:Sheet1.A19</svg:desc>
                </draw:g>
              </table:table-cell>
              <table:table-cell office:value-type="float" office:value="521">
                <text:p>521</text:p>
                <draw:g>
                  <svg:desc>Sheet1.B19:Sheet1.F19</svg:desc>
                </draw:g>
              </table:table-cell>
              <table:table-cell office:value-type="float" office:value="590">
                <text:p>590</text:p>
              </table:table-cell>
              <table:table-cell office:value-type="float" office:value="640">
                <text:p>640</text:p>
              </table:table-cell>
              <table:table-cell office:value-type="float" office:value="526">
                <text:p>52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Tools</text:p>
                <draw:g>
                  <svg:desc>Sheet1.A20:Sheet1.A20</svg:desc>
                </draw:g>
              </table:table-cell>
              <table:table-cell office:value-type="float" office:value="574">
                <text:p>574</text:p>
                <draw:g>
                  <svg:desc>Sheet1.B20:Sheet1.F20</svg:desc>
                </draw:g>
              </table:table-cell>
              <table:table-cell office:value-type="float" office:value="475">
                <text:p>475</text:p>
              </table:table-cell>
              <table:table-cell office:value-type="float" office:value="589">
                <text:p>589</text:p>
              </table:table-cell>
              <table:table-cell office:value-type="float" office:value="553">
                <text:p>55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Network</text:p>
                <draw:g>
                  <svg:desc>Sheet1.A21:Sheet1.A21</svg:desc>
                </draw:g>
              </table:table-cell>
              <table:table-cell office:value-type="float" office:value="292">
                <text:p>292</text:p>
                <draw:g>
                  <svg:desc>Sheet1.B21:Sheet1.F2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194">
                <text:p>19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GC</text:p>
                <draw:g>
                  <svg:desc>Sheet1.A22:Sheet1.A22</svg:desc>
                </draw:g>
              </table:table-cell>
              <table:table-cell office:value-type="float" office:value="304">
                <text:p>304</text:p>
                <draw:g>
                  <svg:desc>Sheet1.B22:Sheet1.F22</svg:desc>
                </draw:g>
              </table:table-cell>
              <table:table-cell office:value-type="float" office:value="309">
                <text:p>309</text:p>
              </table:table-cell>
              <table:table-cell office:value-type="float" office:value="374">
                <text:p>374</text:p>
              </table:table-cell>
              <table:table-cell office:value-type="float" office:value="213">
                <text:p>21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Layout</text:p>
                <draw:g>
                  <svg:desc>Sheet1.A23:Sheet1.A23</svg:desc>
                </draw:g>
              </table:table-cell>
              <table:table-cell office:value-type="float" office:value="159">
                <text:p>159</text:p>
                <draw:g>
                  <svg:desc>Sheet1.B23:Sheet1.F23</svg:desc>
                </draw:g>
              </table:table-cell>
              <table:table-cell office:value-type="float" office:value="112">
                <text:p>112</text:p>
              </table:table-cell>
              <table:table-cell office:value-type="float" office:value="132">
                <text:p>132</text:p>
              </table:table-cell>
              <table:table-cell office:value-type="float" office:value="124">
                <text:p>1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other</text:p>
                <draw:g>
                  <svg:desc>Sheet1.A24:Sheet1.A24</svg:desc>
                </draw:g>
              </table:table-cell>
              <table:table-cell office:value-type="float" office:value="1286">
                <text:p>1286</text:p>
                <draw:g>
                  <svg:desc>Sheet1.B24:Sheet1.F24</svg:desc>
                </draw:g>
              </table:table-cell>
              <table:table-cell office:value-type="float" office:value="1252">
                <text:p>1252</text:p>
              </table:table-cell>
              <table:table-cell office:value-type="float" office:value="1348">
                <text:p>1348</text:p>
              </table:table-cell>
              <table:table-cell office:value-type="float" office:value="1068">
                <text:p>1068</text:p>
              </table:table-cell>
              <table:table-cell office:value-type="float" office:value="1108">
                <text:p>1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926cm" svg:height="9cm" xlink:href=".." xlink:type="simple" chart:class="chart:line" chart:style-name="ch1">
        <chart:legend svg:x="5.704cm" svg:y="7.803cm" style:legend-expansion="custom" chartooo:width="5.685cm" chartooo:height="1.096cm" style:legend-expansion-aspect-ratio="5.18704379562044" chart:style-name="ch2"/>
        <chart:plot-area chart:style-name="ch3" table:cell-range-address="Sheet1.A2:Sheet1.F2 Sheet1.A15:Sheet1.F15" chart:data-source-has-labels="column" svg:x="0.337cm" svg:y="0.179cm" svg:width="16.249cm" svg:height="7.389cm">
          <chartooo:coordinate-region svg:x="1.329cm" svg:y="0.378cm" svg:width="15.163cm" svg:height="6.5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F2" chart:label-cell-address="Sheet1.A2:Sheet1.A2" chart:class="chart:line">
            <chart:data-point chart:repeated="5"/>
          </chart:series>
          <chart:series chart:style-name="ch7" chart:values-cell-range-address="Sheet1.B15:Sheet1.F15" chart:label-cell-address="Sheet1.A15:Sheet1.A15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Idle </text:p>
                <draw:g>
                  <svg:desc>Sheet1.A2:Sheet1.A2</svg:desc>
                </draw:g>
              </table:table-cell>
              <table:table-cell office:value-type="float" office:value="3929">
                <text:p>3929</text:p>
                <draw:g>
                  <svg:desc>Sheet1.B2:Sheet1.F2</svg:desc>
                </draw:g>
              </table:table-cell>
              <table:table-cell office:value-type="float" office:value="3793">
                <text:p>3793</text:p>
              </table:table-cell>
              <table:table-cell office:value-type="float" office:value="5001">
                <text:p>5001</text:p>
              </table:table-cell>
              <table:table-cell office:value-type="float" office:value="5790">
                <text:p>5790</text:p>
              </table:table-cell>
              <table:table-cell office:value-type="float" office:value="5193">
                <text:p>5193</text:p>
              </table:table-cell>
            </table:table-row>
            <table:table-row>
              <table:table-cell office:value-type="string">
                <text:p>Idle </text:p>
                <draw:g>
                  <svg:desc>Sheet1.A15:Sheet1.A15</svg:desc>
                </draw:g>
              </table:table-cell>
              <table:table-cell office:value-type="float" office:value="830">
                <text:p>830</text:p>
                <draw:g>
                  <svg:desc>Sheet1.B15:Sheet1.F15</svg:desc>
                </draw:g>
              </table:table-cell>
              <table:table-cell office:value-type="float" office:value="649">
                <text:p>649</text:p>
              </table:table-cell>
              <table:table-cell office:value-type="float" office:value="595">
                <text:p>595</text:p>
              </table:table-cell>
              <table:table-cell office:value-type="float" office:value="562">
                <text:p>562</text:p>
              </table:table-cell>
              <table:table-cell office:value-type="float" office:value="1737">
                <text:p>17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